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style:font-size-asian="10.5pt" style:font-size-complex="10.5pt"/>
    </style:style>
    <style:style style:name="P3" style:family="paragraph" style:parent-style-name="Standard">
      <style:paragraph-properties fo:margin-left="0in" fo:margin-right="0in" fo:margin-top="0in" fo:margin-bottom="0in" fo:line-height="100%" fo:text-align="start" style:justify-single-word="false" fo:orphans="2" fo:widows="2" fo:text-indent="0in" style:auto-text-indent="false" fo:padding="0in" fo:border="none"/>
    </style:style>
    <style:style style:name="P4" style:family="paragraph" style:parent-style-name="Text_20_body">
      <style:paragraph-properties fo:margin-left="0in" fo:margin-right="0in" fo:margin-top="0in" fo:margin-bottom="0in" fo:line-height="100%" fo:orphans="2" fo:widows="2" fo:text-indent="0in" style:auto-text-indent="false" fo:padding="0in" fo:border="none"/>
      <style:text-properties fo:font-variant="normal" fo:text-transform="none" fo:color="#000000" style:font-name="Georgia" fo:font-size="10.5pt" fo:letter-spacing="normal" fo:font-style="normal" fo:font-weight="normal" style:font-size-asian="10.5pt" style:font-size-complex="10.5pt"/>
    </style:style>
    <style:style style:name="P5" style:family="paragraph" style:parent-style-name="Text_20_body">
      <style:paragraph-properties fo:margin-left="0in" fo:margin-right="0in" fo:margin-top="0in" fo:margin-bottom="0in" fo:line-height="100%" fo:orphans="2" fo:widows="2" fo:text-indent="0in" style:auto-text-indent="false" fo:padding="0in" fo:border="none"/>
    </style:style>
    <style:style style:name="P6" style:family="paragraph" style:parent-style-name="Heading_20_3">
      <style:paragraph-properties fo:margin-left="0in" fo:margin-right="0in" fo:margin-top="0in" fo:margin-bottom="0in" fo:line-height="100%" fo:orphans="2" fo:widows="2" fo:text-indent="0in" style:auto-text-indent="false" fo:padding="0in" fo:border="none"/>
      <style:text-properties fo:font-variant="normal" fo:text-transform="none" fo:color="#000000" style:font-name="Georgia" fo:font-size="10.5pt" fo:letter-spacing="normal" fo:font-style="normal" fo:font-weight="bold" style:font-size-asian="10.5pt" style:font-size-complex="10.5pt"/>
    </style:style>
    <style:style style:name="P7" style:family="paragraph" style:parent-style-name="Heading_20_3">
      <style:paragraph-properties fo:margin-left="0in" fo:margin-right="0in" fo:margin-top="0in" fo:margin-bottom="0in" fo:line-height="100%" fo:orphans="2" fo:widows="2" fo:text-indent="0in" style:auto-text-indent="false" fo:padding="0in" fo:border="none"/>
      <style:text-properties style:font-name="Georgia" fo:font-size="10.5pt" style:font-size-asian="10.5pt" style:font-size-complex="10.5pt"/>
    </style:style>
    <style:style style:name="P8" style:family="paragraph" style:parent-style-name="Heading_20_3">
      <style:paragraph-properties fo:margin-left="0in" fo:margin-right="0in" fo:margin-top="0in" fo:margin-bottom="0in" fo:line-height="100%" fo:orphans="2" fo:widows="2" fo:text-indent="0in" style:auto-text-indent="false" fo:padding="0in" fo:border="none"/>
    </style:style>
    <style:style style:name="P9" style:family="paragraph" style:parent-style-name="Text_20_body">
      <style:paragraph-properties fo:margin-left="0in" fo:margin-right="0in" fo:margin-top="0in" fo:margin-bottom="0in" fo:line-height="100%" fo:orphans="2" fo:widows="2" fo:text-indent="0in" style:auto-text-indent="false" fo:padding="0in" fo:border="none"/>
      <style:text-properties fo:font-variant="normal" fo:text-transform="none" fo:color="#000000" style:font-name="Georgia" fo:font-size="10.5pt" fo:letter-spacing="normal" fo:font-style="normal" fo:font-weight="normal" style:font-size-asian="10.5pt" style:font-size-complex="10.5pt"/>
    </style:style>
    <style:style style:name="P10" style:family="paragraph" style:parent-style-name="Standard" style:master-page-name="Standard">
      <style:paragraph-properties fo:text-align="center" style:justify-single-word="false" style:page-number="auto"/>
      <style:text-properties style:font-name="Georgia"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style:font-name="Georgia" fo:font-size="10.5pt" fo:language="zxx" fo:country="none" style:font-name-asian="Georgia" style:font-size-asian="10.5pt" style:language-asian="zxx" style:country-asian="none" style:font-name-complex="Georgia" style:font-size-complex="10.5pt" style:language-complex="zxx" style:country-complex="none"/>
    </style:style>
    <style:style style:name="T3" style:family="text">
      <style:text-properties style:font-name="Georgia" fo:language="zxx" fo:country="none" fo:font-weight="normal" style:font-name-asian="Georgia" style:language-asian="zxx" style:country-asian="none" style:font-style-asian="normal" style:font-name-complex="Georgia" style:language-complex="zxx" style:country-complex="none" style:font-style-complex="normal"/>
    </style:style>
    <style:style style:name="T4" style:family="text">
      <style:text-properties style:font-name="Georgia" fo:language="zxx" fo:country="none" fo:font-weight="normal" style:font-name-asian="Georgia" style:language-asian="zxx" style:country-asian="none" style:font-style-asian="normal" style:font-weight-asian="normal" style:font-name-complex="Georgia" style:language-complex="zxx" style:country-complex="none" style:font-style-complex="normal" style:font-weight-complex="normal"/>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font-variant="normal" fo:text-transform="none" fo:color="#000000" style:font-name="Georgia" fo:font-size="10.5pt" fo:letter-spacing="normal" fo:font-style="normal" fo:font-weight="normal" style:font-size-asian="10.5pt" style:font-size-complex="10.5pt"/>
    </style:style>
    <style:style style:name="T8" style:family="text">
      <style:text-properties fo:font-variant="normal" fo:text-transform="none" fo:color="#000000" style:font-name="Georgia" fo:font-size="10.5pt" fo:letter-spacing="normal" fo:font-style="normal" fo:font-weight="normal" style:font-size-asian="10.5pt" style:font-weight-asian="normal" style:font-size-complex="10.5pt" style:font-weight-complex="normal"/>
    </style:style>
    <style:style style:name="T9" style:family="text">
      <style:text-properties fo:font-variant="normal" fo:text-transform="none" fo:color="#000000" style:font-name="Georgia" fo:font-size="10.5pt" fo:letter-spacing="normal" fo:font-style="normal" fo:font-weight="normal" style:font-size-asian="10.5pt" style:font-style-asian="normal" style:font-size-complex="10.5pt" style:font-style-complex="normal"/>
    </style:style>
    <style:style style:name="T10" style:family="text">
      <style:text-properties fo:font-variant="normal" fo:text-transform="none" fo:color="#000000" style:font-name="Georgia" fo:font-size="10.5pt" fo:letter-spacing="normal" fo:font-style="normal" fo:font-weight="bold" style:font-size-asian="10.5pt" style:font-size-complex="10.5pt"/>
    </style:style>
    <style:style style:name="T11" style:family="text">
      <style:text-properties fo:font-variant="normal" fo:text-transform="none" fo:color="#000000" style:font-name="Georgia" fo:font-size="10.5pt" fo:letter-spacing="normal" fo:language="zxx" fo:country="none" fo:font-style="normal" fo:font-weight="normal" style:font-name-asian="Georgia" style:font-size-asian="10.5pt" style:language-asian="zxx" style:country-asian="none" style:font-style-asian="normal" style:font-weight-asian="normal" style:font-name-complex="Georgia" style:font-size-complex="10.5pt" style:language-complex="zxx" style:country-complex="none" style:font-style-complex="normal" style:font-weight-complex="normal"/>
    </style:style>
    <style:style style:name="T12" style:family="text">
      <style:text-properties fo:font-variant="normal" fo:text-transform="none" fo:color="#000000" style:font-name="Georgia" fo:font-size="10.5pt" fo:letter-spacing="normal" fo:language="zxx" fo:country="none" fo:font-style="normal" fo:font-weight="normal" style:font-name-asian="Georgia" style:font-size-asian="10.5pt" style:language-asian="zxx" style:country-asian="none" style:font-name-complex="Georgia" style:font-size-complex="10.5pt" style:language-complex="zxx" style:country-complex="none"/>
    </style:style>
    <style:style style:name="T13" style:family="text">
      <style:text-properties fo:font-variant="normal" fo:text-transform="none" fo:color="#000000" style:font-name="Georgia" fo:letter-spacing="normal" fo:font-style="normal" fo:font-weight="normal" style:font-style-asian="normal" style:font-style-complex="normal"/>
    </style:style>
    <style:style style:name="T14" style:family="text">
      <style:text-properties fo:font-variant="normal" fo:text-transform="none" fo:color="#000000" style:font-name="Georgia" fo:letter-spacing="normal" fo:language="zxx" fo:country="none" fo:font-style="normal" fo:font-weight="normal" style:font-name-asian="Georgia" style:language-asian="zxx" style:country-asian="none" style:font-style-asian="normal" style:font-name-complex="Georgia" style:language-complex="zxx" style:country-complex="none" style:font-style-complex="normal"/>
    </style:style>
    <style:style style:name="T15" style:family="text">
      <style:text-properties fo:font-variant="normal" fo:text-transform="none" fo:color="#000000" style:text-line-through-style="none" style:font-name="Georgia" fo:font-size="10.5pt" fo:letter-spacing="normal" fo:font-style="normal" style:text-underline-style="none" fo:font-weight="normal" style:text-blinking="false" style:font-size-asian="10.5pt" style:font-weight-asian="normal" style:font-size-complex="10.5pt" style:font-weight-complex="normal"/>
    </style:style>
    <style:style style:name="T16" style:family="text">
      <style:text-properties fo:font-variant="normal" fo:text-transform="none" fo:color="#000000" fo:letter-spacing="normal" fo:font-style="normal" fo:font-weight="normal"/>
    </style:style>
    <style:style style:name="T17" style:family="text">
      <style:text-properties fo:font-variant="normal" fo:text-transform="none" fo:color="#000000" fo:letter-spacing="normal" fo:font-style="normal" fo:font-weight="normal" style:font-style-asian="normal" style:font-style-complex="normal"/>
    </style:style>
    <style:style style:name="T18" style:family="text">
      <style:text-properties fo:font-variant="normal" fo:text-transform="none" fo:color="#000000" fo:letter-spacing="normal" fo:font-style="normal" fo:font-weight="normal" style:font-weight-asian="normal" style:font-weight-complex="normal"/>
    </style:style>
    <style:style style:name="T19" style:family="text">
      <style:text-properties fo:font-variant="normal" fo:text-transform="none" fo:color="#000000" fo:letter-spacing="normal" fo:font-style="normal" fo:font-weight="bold"/>
    </style:style>
    <style:style style:name="T20" style:family="text">
      <style:text-properties fo:font-variant="normal" fo:text-transform="none" fo:color="#000000" fo:letter-spacing="normal" fo:language="zxx" fo:country="none" fo:font-style="normal" fo:font-weight="normal" style:font-name-asian="Georgia" style:language-asian="zxx" style:country-asian="none" style:font-style-asian="normal" style:font-name-complex="Georgia" style:language-complex="zxx" style:country-complex="none" style:font-style-complex="normal"/>
    </style:style>
    <style:style style:name="T21" style:family="text">
      <style:text-properties fo:color="#545454" style:font-name="Georgia" fo:font-size="10.5pt" fo:language="zxx" fo:country="none" fo:font-style="italic" style:font-name-asian="Georgia" style:font-size-asian="10.5pt" style:language-asian="zxx" style:country-asian="none" style:font-style-asian="italic" style:font-name-complex="Georgia" style:font-size-complex="10.5pt" style:language-complex="zxx" style:country-complex="none"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inging of the Saints</text:p>
      <text:p text:style-name="P1"><text:span text:style-name="T1">Read:</text:span> <text:span text:style-name="T13">Ephesians 5:15-21; Acts 16:20-33</text:span></text:p>
      <text:p text:style-name="P1"><text:span text:style-name="T1">Text:</text:span> <text:s/><text:span text:style-name="T13">Colossians 3:16 “</text:span><text:span text:style-name="T20">Let the word of Christ dwell in you richly in all wisdom; teaching and admonishing one another in psalms and hymns and spiritual songs, singing with grace in your hearts to the Lord.</text:span><text:span text:style-name="T13">”</text:span></text:p>
      <text:p text:style-name="P2"><text:span text:style-name="T1">Introduction:</text:span> There are reasons why we sing. <text:s/>I wanted to talk about singing today and line our singing up with the scripture. <text:s/>There are several reasons why singing is important. Here they are:</text:p>
      <text:h text:style-name="P7" text:outline-level="3"><text:span text:style-name="T19">1. When you sing, you obey.</text:span><text:span text:style-name="T18"> </text:span><text:span text:style-name="T16">Singing isn’t an option in Scripture. It’s a command: <text:s/></text:span><text:span text:style-name="T17">Ephesians 5:19 tells us we are to speak <text:s/>“...</text:span><text:span text:style-name="T3">to yourselves in psalms and hymns and spiritual songs, singing and making melody in your heart to the Lord;” <text:s/>Then our text tells us </text:span><text:span text:style-name="T20">“</text:span><text:span text:style-name="T14">Let the word of Christ dwell in you richly in all wisdom; teaching and admonishing one another in psalms and hymns and spiritual songs, singing with grace in your hearts to the Lord.</text:span><text:span text:style-name="T20">” <text:s/>W</text:span><text:span text:style-name="T16">e are more than invited to sing; we are command-ed to sing. When we sing, we’re obeying God.</text:span></text:h>
      <text:h text:style-name="P8" text:outline-level="3"><text:span text:style-name="T10">2. When you sing, you plant roots in the Word.</text:span><text:span text:style-name="T8"> <text:s/>In Colossians the words about singing are preceded by “ </text:span><text:span text:style-name="T11">Let the word of Christ dwell in you richly in all wisdom...” <text:s/></text:span><text:span text:style-name="T7">Paul lays out the exhortation to let God’s Word dwell in us richly, and then, he tells us how to live out that command. The first, is teaching. But the second, is singing! <text:s/>If you want to memorize something put music to it and it is much easier. <text:s/>Singing is one of the two chief ways in which God’s Word is able to dwell in us richly. <text:s/>Singing is more than a command. This command comes with a promise: As we sing psalms, hymns, and spiritual songs, we are promised that the Word of Christ will dwell in us richly, which is what we need as believers! Singing is more than a prep for the sermon or a filler in the service.</text:span></text:h>
      <text:p text:style-name="P5"><text:span text:style-name="T7"><text:s text:c="2"/>C.J. Mahaney calls church singing “Take Home Theology” because the best songs we sing together serve as a 3-minute, easily to memorize, </text:span><text:a xlink:type="simple" xlink:href="https://openthebible.org/open-the-bible-story/" text:style-name="Internet_20_link" text:visited-style-name="Visited_20_Internet_20_Link"><text:span text:style-name="T15"><text:s/>summary of truth from Scripture</text:span></text:a><text:span text:style-name="T8">. </text:span></text:p>
      <text:h text:style-name="P6" text:outline-level="3">3. When you sing, you build up others.<text:span text:style-name="T6"> Our text verse contains the phrase: “... </text:span><text:span text:style-name="T4">teaching and admonishing one another in psalms and hymns and spiritual songs...” <text:s/>In the preceding verses we find the admonition to be kind, humble, meek, forgiving others while putting on charity. <text:s/>This is followed by the admonishment to sing. <text:s/></text:span><text:span text:style-name="T5">When we do what the Bible says and sing together as a church family, we are joining with others in confessions and testimony of faith all around us!</text:span></text:h>
      <text:p text:style-name="P5"><text:span text:style-name="T7"><text:s text:c="2"/>As you sing, you’re also helping </text:span><text:span text:style-name="Emphasis"><text:span text:style-name="T7">unbelievers</text:span></text:span><text:span text:style-name="T7">. In Psalm 105:1-2, the Lord is calling the COI to be a light unto the nations, and to do this he tells them: “</text:span><text:span text:style-name="T12">O give thanks unto the LORD; call upon his name: make known his deeds among the people.</text:span><text:span text:style-name="T2"> Sing unto him, sing psalms unto him: talk ye of all his wondrous works.”</text:span></text:p>
      <text:p text:style-name="P4">Tim Keller said “Good corporate worship will naturally be evangelistic” </text:p>
      <text:h text:style-name="P8" text:outline-level="3"><text:span text:style-name="T10">4. When you sing, you make war with satan.</text:span><text:span text:style-name="T8"> <text:s text:c="2"/></text:span><text:span text:style-name="T7">In Colossians 3 (just before our text) Paul challenges the Colossians to literally put sin to death in their lives. <text:s/>We see the same thing in Ephesians 5, the command to address one another in song comes right on the heels of “</text:span><text:span text:style-name="T12">Redeeming the time, because the days are evil.</text:span><text:span text:style-name="T7">” This makes total sense: What must be more hated by satan than the joy of a believer who is singing? <text:s/>There is not much that identifies you with Christ more than eyes, heart, mind, and voice lifted to heaven in song! <text:s/>It’s difficult to lie, be greedy or to look at something inappropriate when, you’re “singing and making melody to the Lord with your heart.” <text:s/>A heart that’s singing will not easily give in to sin. </text:span></text:h>
      <text:h text:style-name="P8" text:outline-level="3"><text:span text:style-name="T10">5. When you sing, you are strengthened for trials.</text:span><text:span text:style-name="T8"> <text:s/>W</text:span><text:span text:style-name="T7">e think of singing when we’re happy and times are good, but singing brings strength for trials. <text:s/>When Paul and Silas are In prison for the sake of the Gospel; <text:s/>what do they do? <text:s/>They sang praise songs! (Acts 16:25)</text:span></text:h>
      <text:p text:style-name="P5"><text:span text:style-name="T7"><text:s text:c="2"/>Hear the words of one pastor who was imprisoned for his faith: “ </text:span><text:span text:style-name="T9">When we were in prison we sang almost every day because Christ was alive in us…they put chains on our hands and feet. They chained us to add to our grief. Yet we discovered that chains are splendid musical instruments!When we clanged them together in rhythm, we could sing, ‘This is the day (clink, clank), this is the day (clink, clank), which the Lord has made (clink, clank), which the Lord has made (clink, clank).”</text:span></text:p>
      <text:h text:style-name="P6" text:outline-level="3">6. When you sing, you walk a pathway to joy. <text:s/></text:h>
      <text:p text:style-name="P5"><text:span text:style-name="T7">Here is a sample of what the Psalms say about singing: Psalm 9:2: “</text:span><text:span text:style-name="T2">I will be glad and rejoice in thee: I will sing praise to thy name...” Psalm 51:14 “...my tongue shall sing aloud of thy righteousness.” <text:s/>Psalm 59: 16-17 “... will sing of thy power; yea, I will sing aloud of thy mercy in the morning: for thou hast been my defence and refuge in the day of my trouble. <text:s/>Unto thee, O my strength, will I sing: for God </text:span><text:span text:style-name="T21">is</text:span><text:span text:style-name="T2"> my defence, </text:span><text:span text:style-name="T21">and</text:span><text:span text:style-name="T2"> the God of my mercy.” <text:s/>In </text:span><text:span text:style-name="T7">James 5:13 <text:s/>we read: “... <text:s/>In the scripture, we see that some-times singing gives birth to joy and sometimes joy gives birth to singing. But constantly in Scripture, joy, and singing are bound together. </text:span></text:p>
      <text:p text:style-name="P5"><text:span text:style-name="T15"><text:s text:c="2"/>If you struggle for joy </text:span><text:span text:style-name="T7">…</text:span><text:span text:style-name="Emphasis"><text:span text:style-name="T7">sing! </text:span></text:span><text:span text:style-name="T7">If you are joyful…</text:span><text:span text:style-name="Emphasis"><text:span text:style-name="T7">sing</text:span></text:span><text:span text:style-name="T7">! In God’s design of the human condition, He places joy and singing together for his people.</text:span></text:p>
      <text:h text:style-name="P6" text:outline-level="3">Conclude: When you sing, you glorify God.<text:span text:style-name="T6"> <text:s/>O</text:span><text:span text:style-name="T5">bedience, love of the Word, building up others, warring against satan and sin, persevering, &amp; finding joy in God: All these things bring glory to God.</text:span></text:h>
      <text:p text:style-name="P3"><text:span text:style-name="T7"><text:s text:c="2"/>The Steamship Seawanhaka sunk in June of 1880 ... many were burned to death and many drowned! <text:s/>Aboard that day was one of the famous Fisk Jubilee singers and his wife. <text:s/>Before leaving the burning wreck he care-fully fastened a life preserver on both his wife and himself. <text:s/>As soon as they entered the water someone snatched his wife's life preserver and she was left clinging to her husband. <text:s/>When her strength was nearly gone she told her husband: “I can't hang on any longer.” <text:s/>“Just try a little longer” <text:s/>he pleaded; “let's sing 'Rock of Ages'.” <text:s/>As their voices rang out with: </text:span><text:soft-page-break/><text:span text:style-name="T7">“Rock of Ages, cleft for me...” others joined in and a floating choir was formed with (possibly) their last voice on earth singing this prayer. <text:s/>As they sang they found their strength was somewhat renewed and soon a ship appeared on the horizon. <text:s/>They sang louder and stronger until many of them including the singer and his wife were rescued.</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22</meta:editing-cycles>
    <meta:creation-date>2014-03-28T17:34:00</meta:creation-date>
    <dc:date>2023-02-25T11:52:09.55</dc:date>
    <meta:editing-duration>P3DT1H46M42S</meta:editing-duration>
    <meta:generator>OpenOffice/4.1.3$Win32 OpenOffice.org_project/413m1$Build-9783</meta:generator>
    <meta:printed-by>j </meta:printed-by>
    <meta:print-date>2020-06-28T08:33:33.47</meta:print-date>
    <meta:document-statistic meta:table-count="0" meta:image-count="0" meta:object-count="0" meta:page-count="2" meta:paragraph-count="18" meta:word-count="1140" meta:character-count="628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